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c445d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c445d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c445d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c445d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c445d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c445d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c445d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c445d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c445d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c445d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c445d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c445d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c445d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c445d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c445d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c445d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c445d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Nathan Daniel Jiménez Gutiérr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Sucre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2/6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342161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Angélica María Gutiérrez Estrenior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472805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09.50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7" meta:character-count="1173" meta:non-whitespace-character-count="1006"/>
    <meta:template xlink:type="simple" xlink:actuate="onRequest" xlink:title="Normal" xlink:href=""/>
  </office:meta>
</office:document-meta>
</file>